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transparent" fo:padding="0.097cm" fo:border="0.002cm solid #000000">
        <style:background-image/>
      </style:table-cell-properties>
    </style:style>
    <style:style style:name="表1.A2" style:family="table-cell">
      <style:table-cell-properties fo:background-color="#ff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4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1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9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0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 style:list-style-name="L9">
      <style:text-properties style:font-name="Verdana" fo:font-size="14pt" style:font-size-asian="14pt" style:font-size-complex="14pt"/>
    </style:style>
    <style:style style:name="P22" style:family="paragraph" style:parent-style-name="Table_20_Contents" style:list-style-name="L10">
      <style:text-properties style:font-name="Verdana" fo:font-size="14pt" style:font-size-asian="14pt" style:font-size-complex="14pt"/>
    </style:style>
    <style:style style:name="P23" style:family="paragraph" style:parent-style-name="Table_20_Contents" style:list-style-name="L11">
      <style:text-properties style:font-name="Verdana" fo:font-size="14pt" style:font-size-asian="14pt" style:font-size-complex="14pt"/>
    </style:style>
    <style:style style:name="P24" style:family="paragraph" style:parent-style-name="Table_20_Contents" style:list-style-name="L12">
      <style:text-properties style:font-name="Verdana" fo:font-size="14pt" style:font-size-asian="14pt" style:font-size-complex="14pt"/>
    </style:style>
    <style:style style:name="P25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8">
      <style:paragraph-properties fo:line-height="150%"/>
      <style:text-properties style:font-name="Arial" style:font-name-asian="Arial"/>
    </style:style>
    <style:style style:name="P2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background-color="#ccff66" style:font-size-asian="15pt" style:font-size-complex="15pt"/>
    </style:style>
    <style:style style:name="T10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11" style:family="text">
      <style:text-properties style:text-line-through-style="none" style:text-underline-style="none" style:text-blinking="false" fo:background-color="transparent"/>
    </style:style>
    <style:style style:name="T12" style:family="text">
      <style:text-properties style:font-name="Verdan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3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3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ext:soft-page-break/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19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4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1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19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6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6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6"/>
      <text:p text:style-name="P6"><text:span text:style-name="T2">10.2.2_17</text:span>---------------------------------------------------------------------------</text:p>
      <text:p text:style-name="P15">[18] res free# JVEMV6 44#10.2.2_XX / 44. currency / 10. prog-php / 2. tester / 2. <text:s/>tester_1__V2 / 20200613_143513</text:p>
      <text:p text:style-name="P5"/>
      <text:p text:style-name="P6">[do] <text:span text:style-name="T1">#_ </text:span></text:p>
      <text:list xml:id="list6006289073275403434" text:style-name="L1">
        <text:list-item>
          <text:p text:style-name="P27">REVIEW </text:p>
          <text:list>
            <text:list-item>
              <text:p text:style-name="P27"/>
            </text:list-item>
          </text:list>
        </text:list-item>
        <text:list-item>
          <text:p text:style-name="P27">TASK-1 : continue</text:p>
          <text:list>
            <text:list-item>
              <text:list>
                <text:list-item>
                  <text:list>
                    <text:list-item>
                      <text:p text:style-name="P27">each choice of each judging node ==&gt; if not yet coded → add <text:soft-page-break/>{“break” or “continue”}, statusOf_For_Loop_Execution, statusOf_For_Loop_Exit</text:p>
                    </text:list-item>
                    <text:list-item>
                      <text:p text:style-name="P27">“j3-3 : Y”“step : 2 : j2 : choice-1 : j3-1 : 2 : Y”</text:p>
                      <text:list>
                        <text:list-item>
                          <text:p text:style-name="P27">//next:20200610_122943:n</text:p>
                        </text:list-item>
                      </text:list>
                    </text:list-item>
                    <text:list-item>
                      <text:p text:style-name="P27"><text:span text:style-name="T1">#_ </text:span>“j3-2 : 2 : Y”</text:p>
                    </text:list-item>
                    <text:list-item>
                      <text:p text:style-name="P27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27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27">ref : //ref:20200613_143927:r</text:p>
                    </text:list-item>
                  </text:list>
                </text:list-item>
                <text:list-item>
                  <text:p text:style-name="P27">CODE</text:p>
                  <text:list>
                    <text:list-item>
                      <text:p text:style-name="P27"><text:span text:style-name="T1">#_ </text:span>set val : $statusOf_For_Loop_Execution</text:p>
                      <text:list>
                        <text:list-item>
                          <text:p text:style-name="P27">$statusOf_For_Loop_Execution__J3bar1_Y1</text:p>
                        </text:list-item>
                      </text:list>
                    </text:list-item>
                    <text:list-item>
                      <text:p text:style-name="P27">if close ==&gt; set dummy val</text:p>
                    </text:list-item>
                  </text:list>
                </text:list-item>
                <text:list-item>
                  <text:p text:style-name="P27">TEST </text:p>
                  <text:list>
                    <text:list-item>
                      <text:p text:style-name="P27">==&gt; OK</text:p>
                    </text:list-item>
                    <text:list-item>
                      <text:p text:style-name="P27">dummy codes ==&gt; c/o</text:p>
                      <text:list>
                        <text:list-item>
                          <text:p text:style-name="P27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><text:span text:style-name="T1">#_ </text:span>T-1.2 : “j3-2 : 2 : Y”</text:p>
              <text:list>
                <text:list-item>
                  <text:list>
                    <text:list-item>
                      <text:p text:style-name="P27">//code:20200613_145831:c</text:p>
                    </text:list-item>
                  </text:list>
                </text:list-item>
                <text:list-item>
                  <text:p text:style-name="P27">CODE</text:p>
                  <text:list>
                    <text:list-item>
                      <text:p text:style-name="P20"><text:span text:style-name="T1">#_ </text:span>&gt; set val : $statusOf_For_Loop_Execution</text:p>
                      <text:list>
                        <text:list-item>
                          <text:p text:style-name="P27">$statusOf_For_Loop_Execution__J3bar2_Y1</text:p>
                        </text:list-item>
                      </text:list>
                    </text:list-item>
                    <text:list-item>
                      <text:p text:style-name="P27"><text:span text:style-name="T1">#_ </text:span>&gt; if close ==&gt; set dummy val</text:p>
                    </text:list-item>
                  </text:list>
                </text:list-item>
                <text:list-item>
                  <text:p text:style-name="P27">TEST </text:p>
                  <text:list>
                    <text:list-item>
                      <text:p text:style-name="P27">==&gt; OK</text:p>
                    </text:list-item>
                  </text:list>
                </text:list-item>
                <text:list-item>
                  <text:p text:style-name="P27"><text:span text:style-name="T1">#_ </text:span>post-TEST : comment out 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<text:span text:style-name="T1">#_ </text:span>T-1.3 : “j3-3 : Y”</text:p>
              <text:list>
                <text:list-item>
                  <text:list>
                    <text:list-item>
                      <text:p text:style-name="P27">//code:20200613_150624:c</text:p>
                    </text:list-item>
                  </text:list>
                </text:list-item>
                <text:list-item>
                  <text:p text:style-name="P27">CODE</text:p>
                  <text:list>
                    <text:list-item>
                      <text:p text:style-name="P27"><text:soft-page-break/><text:span text:style-name="T1">#_ </text:span>&gt; set val : $statusOf_For_Loop_Execution</text:p>
                      <text:list>
                        <text:list-item>
                          <text:p text:style-name="P27">$statusOf_For_Loop_Execution__J3bar3_Y1</text:p>
                        </text:list-item>
                      </text:list>
                    </text:list-item>
                    <text:list-item>
                      <text:p text:style-name="P27"><text:span text:style-name="T1">#_ </text:span>&gt; if close ==&gt; set dummy val</text:p>
                    </text:list-item>
                  </text:list>
                </text:list-item>
                <text:list-item>
                  <text:p text:style-name="P27">TEST</text:p>
                  <text:list>
                    <text:list-item>
                      <text:p text:style-name="P27">==&gt; OK</text:p>
                    </text:list-item>
                  </text:list>
                </text:list-item>
                <text:list-item>
                  <text:p text:style-name="P27">post-TEST ==&gt; c/o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1939037242405870727" text:style-name="L2">
        <text:list-item>
          <text:p text:style-name="P28">TASK : “j1 : Y : 2” ~ (position taken)</text:p>
          <text:list>
            <text:list-item>
              <text:p text:style-name="P28">//next:20200613_151214:n</text:p>
            </text:list-item>
          </text:list>
        </text:list-item>
      </text:list>
      <text:p text:style-name="P6">[further]</text:p>
      <text:p text:style-name="P12"><text:span text:style-name="T8"><text:line-break/></text:span><text:span text:style-name="T9">[/ XXX] </text:span><text:span text:style-name="T10">20200613_151510</text:span></text:p>
      <text:p text:style-name="P7"/>
      <text:p text:style-name="P11">@@@</text:p>
      <text:p text:style-name="P7"/>
      <text:p text:style-name="P6"><text:span text:style-name="T2">10.2.2_18</text:span>---------------------------------------------------------------------------</text:p>
      <text:p text:style-name="P15">[19] res free# JVEMV6 44#10.2.2_XX / 44. currency / 10. prog-php / 2. tester / 2. <text:s/>tester_1__V2 / XXX</text:p>
      <text:p text:style-name="P5"/>
      <text:p text:style-name="P6">[do] <text:span text:style-name="T1">#_ </text:span></text:p>
      <text:list xml:id="list4254364294046829868" text:style-name="L3">
        <text:list-item>
          <text:p text:style-name="P29">REVIEW </text:p>
          <text:list>
            <text:list-item>
              <text:p text:style-name="P29"/>
            </text:list-item>
          </text:list>
        </text:list-item>
        <text:list-item>
          <text:p text:style-name="P29">TASK-1</text:p>
        </text:list-item>
      </text:list>
      <text:p text:style-name="P6"/>
      <text:p text:style-name="P6">[next]</text:p>
      <text:list xml:id="list2121596070464717919" text:style-name="L4">
        <text:list-item>
          <text:p text:style-name="P30">TASK</text:p>
        </text:list-item>
      </text:list>
      <text:p text:style-name="P6">[further]</text:p>
      <text:p text:style-name="P12"><text:soft-page-break/><text:span text:style-name="T8"><text:line-break/></text:span><text:span text:style-name="T9">[/ XXX] </text:span></text:p>
      <text:p text:style-name="P18"/>
      <text:p text:style-name="P7"/>
      <text:p text:style-name="P5"/>
      <text:p text:style-name="P5">------------------------------------------------ [TEMPLATE] 20191224_144528</text:p>
      <text:p text:style-name="P6"><text:span text:style-name="T2">XX</text:span>---------------------------------------------------------------------------</text:p>
      <text:p text:style-name="P15">res free# JVEMV6 44#10.2_XX / 44. currency / 10. prog-php / 2. tester / <text:s/>XXXX</text:p>
      <text:p text:style-name="P15"/>
      <text:p text:style-name="P6">[do] <text:span text:style-name="T1">#_ </text:span></text:p>
      <text:list xml:id="list553690874918783433" text:style-name="L5">
        <text:list-item>
          <text:p text:style-name="P31">REVIEW </text:p>
        </text:list-item>
        <text:list-item>
          <text:p text:style-name="P31">TASK-1</text:p>
        </text:list-item>
      </text:list>
      <text:p text:style-name="P6"/>
      <text:p text:style-name="P6">[next]</text:p>
      <text:list xml:id="list3119107738760799983" text:style-name="L6">
        <text:list-item>
          <text:p text:style-name="P32">TASK</text:p>
        </text:list-item>
      </text:list>
      <text:p text:style-name="P6">[further]</text:p>
      <text:p text:style-name="P12"><text:span text:style-name="T8"><text:line-break/></text:span><text:span text:style-name="T9">[/ XXX] </text:span></text:p>
      <text:p text:style-name="P18"/>
      <text:p text:style-name="P18"/>
      <text:p text:style-name="P18"/>
      <text:p text:style-name="P5">/ ------------------------------------------------ [TEMPLATE] 20191224_144528 /</text:p>
      <text:p text:style-name="P5"/>
      <text:p text:style-name="P5">/ ------------------------------------------------ [TASKS] 20200414_154140 /</text:p>
      <text:p text:style-name="P5"/>
      <text:p text:style-name="P9">------------------------------------------------------- [STEPS : start] 20191224_114459</text:p>
      <text:list xml:id="list1718071790551697645" text:style-name="L7">
        <text:list-item>
          <text:p text:style-name="P3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ext:soft-page-break/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737256" text:continue-numbering="true" text:style-name="L7">
        <text:list-item>
          <text:p text:style-name="P33"/>
        </text:list-item>
      </text:list>
      <text:p text:style-name="P9">/ ------------------------------------------------------- [STEPS : start] 20191224_114459 /</text:p>
      <text:p text:style-name="P5"/>
      <text:p text:style-name="P8">------------------------------------------------------- [STEPS : closing] 20191220_142139</text:p>
      <text:list xml:id="list717991249034008059" text:style-name="L8">
        <text:list-item>
          <text:p text:style-name="P26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9624806191007871" text:style-name="L9">
              <text:list-item>
                <text:p text:style-name="P21">M – w &gt; a (new window)</text:p>
              </text:list-item>
              <text:list-item>
                <text:p text:style-name="P21">doc 2 : select → session number</text:p>
              </text:list-item>
              <text:list-item>
                <text:p text:style-name="P21">doc 1</text:p>
                <text:list>
                  <text:list-item>
                    <text:p text:style-name="P21">DUP → template</text:p>
                  </text:list-item>
                  <text:list-item>
                    <text:p text:style-name="P21">session num → paste</text:p>
                  </text:list-item>
                  <text:list-item>
                    <text:p text:style-name="P21">datetime ==&gt; change to “XXX”</text:p>
                  </text:list-item>
                  <text:list-item>
                    <text:p text:style-name="P21">session num → update</text:p>
                  </text:list-item>
                </text:list>
              </text:list-item>
              <text:list-item>
                <text:p text:style-name="P21">doc 2 : select → session string</text:p>
              </text:list-item>
              <text:list-item>
                <text:p text:style-name="P21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6644473645120795483" text:style-name="L10">
              <text:list-item>
                <text:p text:style-name="P22">commit</text:p>
                <text:list>
                  <text:list-item>
                    <text:p text:style-name="P22">jve</text:p>
                  </text:list-item>
                  <text:list-item>
                    <text:p text:style-name="P22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2284666607872950659" text:style-name="L11">
              <text:list-item>
                <text:p text:style-name="P23">doc 1 : select → git push, echo</text:p>
              </text:list-item>
              <text:list-item>
                <text:p text:style-name="P23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7"><text:span text:style-name="T7">C:\WORKS_2\WS\WS_Others.JVEMV6\JVEMV6\37_miscs\12_programming\3_fx-log-file\end_apps.bat &amp;&amp; echo.&gt;&gt; C:\WORKS_2\shortcuts_docs\start_log_JVE_44_10_2.[fx-php-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5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7419426584078806091" text:style-name="L12">
              <text:list-item>
                <text:p text:style-name="P24">eclipse</text:p>
              </text:list-item>
              <text:list-item>
                <text:p text:style-name="P24">mt4</text:p>
              </text:list-item>
              <text:list-item>
                <text:p text:style-name="P24">folders</text:p>
              </text:list-item>
              <text:list-item>
                <text:p text:style-name="P24">sakura files</text:p>
              </text:list-item>
              <text:list-item>
                <text:p text:style-name="P24">docs</text:p>
              </text:list-item>
            </text:list>
          </table:table-cell>
        </table:table-row>
      </table:table>
      <text:list xml:id="list33738263" text:continue-list="list717991249034008059" text:style-name="L8">
        <text:list-item>
          <text:p text:style-name="P26">git</text:p>
          <text:list>
            <text:list-item>
              <text:p text:style-name="P26"><text:soft-page-break/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17"><text:span text:style-name="T7">C:\WORKS_2\WS\WS_Others.JVEMV6\JVEMV6\37_miscs\12_programming\3_fx-log-file\end_apps.bat &amp;&amp; echo.&gt;&gt; C:\WORKS_2\shortcuts_docs\start_log_JVE_44_10_2.[fx-php-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3737694" text:continue-numbering="true" text:style-name="L8">
        <text:list-item>
          <text:list>
            <text:list-item>
              <text:p text:style-name="P2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5">C:\WORKS_2\WS\WS_Others.JVEMV6\JVEMV6\37_miscs\12_programmin</text:span><text:span text:style-name="T5">g\3_fx-log-file\end_apps.bat</text:span></text:p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3735106" text:continue-numbering="true" text:style-name="L8">
        <text:list-item>
          <text:p text:style-name="P26">move “<text:span text:style-name="T3">@@@</text:span>”</text:p>
        </text:list-item>
        <text:list-item>
          <text:p text:style-name="P34">DUP : template</text:p>
        </text:list-item>
      </text:list>
      <text:p text:style-name="P5"/>
      <text:p text:style-name="P5">/ <text:span text:style-name="T4">------------------------------------------------------- [STEPS : closing] 20191220_142139 /</text:span></text:p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23T13:52:40</dc:date>
    <dc:creator>iwabuchi ken</dc:creator>
    <meta:editing-duration>P7DT2H30M13S</meta:editing-duration>
    <meta:editing-cycles>984</meta:editing-cycles>
    <meta:generator>OpenOffice/4.1.3$Win32 OpenOffice.org_project/413m1$Build-9783</meta:generator>
    <meta:document-statistic meta:table-count="5" meta:image-count="0" meta:object-count="0" meta:page-count="7" meta:paragraph-count="135" meta:word-count="555" meta:character-count="5593"/>
  </office:meta>
</office:document-meta>
</file>